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Heading_20_2">
      <style:text-properties officeooo:rsid="000e9af4" officeooo:paragraph-rsid="000e9af4"/>
    </style:style>
    <style:style style:name="P2" style:family="paragraph" style:parent-style-name="Heading_20_2">
      <style:text-properties officeooo:rsid="00101181" officeooo:paragraph-rsid="00101181"/>
    </style:style>
    <style:style style:name="P3" style:family="paragraph" style:parent-style-name="Heading_20_2">
      <style:text-properties officeooo:rsid="001470c2" officeooo:paragraph-rsid="001470c2"/>
    </style:style>
    <style:style style:name="P4" style:family="paragraph" style:parent-style-name="Heading_20_2">
      <style:text-properties officeooo:paragraph-rsid="00161482"/>
    </style:style>
    <style:style style:name="P5" style:family="paragraph" style:parent-style-name="Heading_20_2">
      <style:text-properties officeooo:rsid="0017eee4" officeooo:paragraph-rsid="0017eee4"/>
    </style:style>
    <style:style style:name="P6" style:family="paragraph" style:parent-style-name="Heading_20_2">
      <style:text-properties officeooo:rsid="001b60c9" officeooo:paragraph-rsid="001b60c9"/>
    </style:style>
    <style:style style:name="P7" style:family="paragraph" style:parent-style-name="Heading_20_2">
      <style:text-properties officeooo:paragraph-rsid="001de0cf"/>
    </style:style>
    <style:style style:name="P8" style:family="paragraph" style:parent-style-name="Heading_20_2">
      <style:text-properties officeooo:rsid="0020074f" officeooo:paragraph-rsid="0020074f"/>
    </style:style>
    <style:style style:name="P9" style:family="paragraph" style:parent-style-name="Heading_20_2">
      <style:text-properties officeooo:rsid="0020edaf" officeooo:paragraph-rsid="0020edaf"/>
    </style:style>
    <style:style style:name="P10" style:family="paragraph" style:parent-style-name="Subtitle">
      <style:text-properties officeooo:rsid="000e9af4" officeooo:paragraph-rsid="000e9af4"/>
    </style:style>
    <style:style style:name="P11" style:family="paragraph" style:parent-style-name="Text_20_body">
      <style:paragraph-properties fo:text-align="justify" style:justify-single-word="false"/>
      <style:text-properties officeooo:rsid="000e9af4" officeooo:paragraph-rsid="000e9af4"/>
    </style:style>
    <style:style style:name="P12" style:family="paragraph" style:parent-style-name="Text_20_body">
      <style:paragraph-properties fo:text-align="justify" style:justify-single-word="false"/>
      <style:text-properties officeooo:paragraph-rsid="000e9af4"/>
    </style:style>
    <style:style style:name="P13" style:family="paragraph" style:parent-style-name="Text_20_body">
      <style:paragraph-properties fo:text-align="justify" style:justify-single-word="false"/>
      <style:text-properties officeooo:paragraph-rsid="00139bd9"/>
    </style:style>
    <style:style style:name="P14" style:family="paragraph" style:parent-style-name="Text_20_body">
      <style:paragraph-properties fo:text-align="justify" style:justify-single-word="false"/>
      <style:text-properties officeooo:paragraph-rsid="001470c2"/>
    </style:style>
    <style:style style:name="P15" style:family="paragraph" style:parent-style-name="Text_20_body">
      <style:paragraph-properties fo:text-align="justify" style:justify-single-word="false"/>
      <style:text-properties officeooo:paragraph-rsid="00161978"/>
    </style:style>
    <style:style style:name="P16" style:family="paragraph" style:parent-style-name="Text_20_body">
      <style:paragraph-properties fo:text-align="justify" style:justify-single-word="false"/>
      <style:text-properties officeooo:paragraph-rsid="001a2758"/>
    </style:style>
    <style:style style:name="P17" style:family="paragraph" style:parent-style-name="Text_20_body">
      <style:paragraph-properties fo:text-align="justify" style:justify-single-word="false"/>
      <style:text-properties officeooo:paragraph-rsid="001cec3d"/>
    </style:style>
    <style:style style:name="P18" style:family="paragraph" style:parent-style-name="Text_20_body">
      <style:paragraph-properties fo:text-align="justify" style:justify-single-word="false"/>
      <style:text-properties officeooo:paragraph-rsid="0020074f"/>
    </style:style>
    <style:style style:name="P19" style:family="paragraph" style:parent-style-name="Text_20_body">
      <style:paragraph-properties fo:text-align="justify" style:justify-single-word="false"/>
      <style:text-properties officeooo:paragraph-rsid="0022484d"/>
    </style:style>
    <style:style style:name="T1" style:family="text">
      <style:text-properties fo:language="en" fo:country="US"/>
    </style:style>
    <style:style style:name="T2" style:family="text">
      <style:text-properties fo:language="en" fo:country="US" officeooo:rsid="000e9af4"/>
    </style:style>
    <style:style style:name="T3" style:family="text">
      <style:text-properties fo:language="en" fo:country="US" officeooo:rsid="0020edaf"/>
    </style:style>
    <style:style style:name="T4" style:family="text">
      <style:text-properties officeooo:rsid="00161482"/>
    </style:style>
    <style:style style:name="T5" style:family="text">
      <style:text-properties officeooo:rsid="001de0cf"/>
    </style:style>
    <style:style style:name="T6" style:family="text">
      <style:text-properties officeooo:rsid="002248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PSO Comments</text:p>
      <text:h text:style-name="P1" text:outline-level="2">1. Comment </text:h>
      <text:p text:style-name="P11"><text:span text:style-name="T1">This field of research is interesting and important but the importance of the authors' contribution in the manuscript is not clear.</text:span></text:p>
      <text:p text:style-name="P11"/>
      <text:h text:style-name="P1" text:outline-level="2">Response </text:h>
      <text:h text:style-name="P1" text:outline-level="2">2. Comment</text:h>
      <text:p text:style-name="P12"><text:span text:style-name="T2"><text:s/><text:line-break/>The weakness of the PSO algorithm is not clearly discussed in the manuscript. Since the authors aim to rectify the shortcomings of method by the proposed combination, clear discussion of its weakness is essential. </text:span></text:p>
      <text:h text:style-name="P1" text:outline-level="2">Response </text:h>
      <text:h text:style-name="P1" text:outline-level="2">3. Comment</text:h>
      <text:p text:style-name="P12"><text:span text:style-name="T2"><text:line-break/>There are other approaches, improved parallel Particle Swarm<text:line-break/>Optimization. These approaches should be discussed and their results must be compared with those from the authors' approach.</text:span></text:p>
      <text:p text:style-name="P12"><text:span text:style-name="T2"/></text:p>
      <text:h text:style-name="P2" text:outline-level="2">Response </text:h>
      <text:h text:style-name="P2" text:outline-level="2">4. Comment</text:h>
      <text:p text:style-name="P13"><text:span text:style-name="T2"><text:line-break/>Figure 8 is not cited in the manuscript text.</text:span></text:p>
      <text:p text:style-name="P13"><text:span text:style-name="T2"/></text:p>
      <text:h text:style-name="P3" text:outline-level="2">Response </text:h>
      <text:h text:style-name="P3" text:outline-level="2">5. Comment</text:h>
      <text:p text:style-name="P14"><text:span text:style-name="T2">Figures 1, 3 should be redrawn, considering the same style, line width, quality, etc.</text:span></text:p>
      <text:p text:style-name="P14"><text:span text:style-name="T2"/></text:p>
      <text:h text:style-name="P4" text:outline-level="2"><text:soft-page-break/><text:line-break/><text:span text:style-name="T4">Response </text:span></text:h>
      <text:h text:style-name="P4" text:outline-level="2"><text:span text:style-name="T4">6. Comment</text:span></text:h>
      <text:p text:style-name="P15"><text:span text:style-name="T2">The PSO algorithm should be explained in detail not only in formulation but also in approach.</text:span></text:p>
      <text:h text:style-name="P5" text:outline-level="2">Response </text:h>
      <text:h text:style-name="P5" text:outline-level="2">7. Comment</text:h>
      <text:p text:style-name="P16"><text:span text:style-name="T2">Please add an appropriate flowchart to the proposed algorithm that exactly indicates its procedure.</text:span></text:p>
      <text:h text:style-name="P6" text:outline-level="2">Response </text:h>
      <text:h text:style-name="P6" text:outline-level="2">8. Comment</text:h>
      <text:p text:style-name="P17"><text:span text:style-name="T2">The backgrounds of this manuscript are optimization techniques and intelligent algorithms. Thus, the Introduction and/or related work section could be extended and incorporates additional discussions on the topics of optimization techniques and intelligent algorithms, e.g:<text:line-break/>Yassami, M., Ashtari, P. A novel hybrid optimization algorithm: Dynamic hybrid optimization algorithm. Multimed Tools Appl (2023). </text:span><text:a xlink:type="simple" xlink:href="https://doi.org/10.1007/s11042-023-14444-8" office:target-frame-name="_blank" xlink:show="new" text:style-name="Internet_20_link" text:visited-style-name="Visited_20_Internet_20_Link"><text:span text:style-name="T2">https://doi.org/10.1007/s11042</text:span></text:a><text:span text:style-name="T2"><text:line-break/>Optimal chiller loading by improved parallel particle swarm optimization algorithm for reducing energy. International Journal of Refrigeration<text:line-break/></text:span><text:a xlink:type="simple" xlink:href="https://doi.org/10.1016/j.ijrefrig.2022.01.014" office:target-frame-name="_blank" xlink:show="new" text:style-name="Internet_20_link" text:visited-style-name="Visited_20_Internet_20_Link"><text:span text:style-name="T2">https://doi.org/10.1016/j.ijre</text:span></text:a><text:span text:style-name="T2"><text:line-break/>and other new papers.</text:span></text:p>
      <text:h text:style-name="P7" text:outline-level="2"><text:line-break/><text:span text:style-name="T5">Response </text:span></text:h>
      <text:h text:style-name="P7" text:outline-level="2"><text:span text:style-name="T5">9. Comment</text:span></text:h>
      <text:p text:style-name="P18"><text:span text:style-name="T2">Explain various application domains where the proposed approach can be used.</text:span></text:p>
      <text:p text:style-name="P18"><text:span text:style-name="T2"/></text:p>
      <text:h text:style-name="P8" text:outline-level="2">Response </text:h>
      <text:h text:style-name="P8" text:outline-level="2">10. Comment</text:h>
      <text:p text:style-name="P18"><text:span text:style-name="T2"><text:line-break/>In the experiments, this paper compares the proposed method with GA (1992). It would be better to compare with more recent works. </text:span></text:p>
      <text:p text:style-name="P18"><text:soft-page-break/><text:span text:style-name="T2"/></text:p>
      <text:h text:style-name="P9" text:outline-level="2">Response </text:h>
      <text:h text:style-name="P9" text:outline-level="2">11. Comment</text:h>
      <text:p text:style-name="P19"><text:span text:style-name="T3">A</text:span><text:span text:style-name="T2">dd new and better examples for Comparison</text:span></text:p>
      <text:h text:style-name="Heading_20_2" text:outline-level="2"><text:span text:style-name="T6">Response</text:span><text:line-break/></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0e9af4"/>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5T10:21:05.356877773</meta:creation-date>
    <dc:date>2023-07-15T10:39:42.618331152</dc:date>
    <meta:editing-duration>PT18M30S</meta:editing-duration>
    <meta:editing-cycles>17</meta:editing-cycles>
    <meta:generator>LibreOffice/7.4.5.1$Linux_X86_64 LibreOffice_project/40$Build-1</meta:generator>
    <meta:document-statistic meta:table-count="0" meta:image-count="0" meta:object-count="0" meta:page-count="3" meta:paragraph-count="34" meta:word-count="284" meta:character-count="1963" meta:non-whitespace-character-count="1692"/>
  </office:meta>
</office:document-meta>
</file>